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21e275" officeooo:paragraph-rsid="00239c7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e275" officeooo:paragraph-rsid="0021e27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8f701" officeooo:paragraph-rsid="0028f7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1e275" officeooo:paragraph-rsid="001f8f3f"/>
    </style:style>
    <style:style style:name="P8" style:family="paragraph" style:parent-style-name="Standard">
      <style:paragraph-properties fo:text-align="start" style:justify-single-word="false"/>
      <style:text-properties officeooo:rsid="0021e275" officeooo:paragraph-rsid="0021e275"/>
    </style:style>
    <style:style style:name="P9" style:family="paragraph" style:parent-style-name="Standard">
      <style:paragraph-properties fo:text-align="start" style:justify-single-word="false"/>
      <style:text-properties officeooo:rsid="0021e275" officeooo:paragraph-rsid="002387e2"/>
    </style:style>
    <style:style style:name="P10" style:family="paragraph" style:parent-style-name="Standard">
      <style:paragraph-properties fo:text-align="center" style:justify-single-word="false"/>
      <style:text-properties officeooo:rsid="0021e275" officeooo:paragraph-rsid="00239c75"/>
    </style:style>
    <style:style style:name="P11" style:family="paragraph" style:parent-style-name="Standard">
      <style:paragraph-properties fo:text-align="center" style:justify-single-word="false"/>
      <style:text-properties officeooo:rsid="0021e275" officeooo:paragraph-rsid="0021e275"/>
    </style:style>
    <style:style style:name="P12" style:family="paragraph" style:parent-style-name="Standard">
      <style:paragraph-properties fo:text-align="start" style:justify-single-word="false"/>
      <style:text-properties officeooo:rsid="00299b4e" officeooo:paragraph-rsid="00299b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5973"/>
    </style:style>
    <style:style style:name="T3" style:family="text">
      <style:text-properties officeooo:rsid="002387e2"/>
    </style:style>
    <style:style style:name="T4" style:family="text">
      <style:text-properties officeooo:rsid="00262d36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Ceará</text:p>
      <text:p text:style-name="P1">Programa de Pós-Graduação em Engenharia de Teleinformática</text:p>
      <text:p text:style-name="P1">TIP8415 – Engenharia de Software</text:p>
      <text:p text:style-name="P4"><text:span text:style-name="T2">Resultado Preliminar da Busca nas Fontes de Pesquisa</text:span></text:p>
      <text:p text:style-name="P6">Artur Rodrigues Rocha Neto – Maio/2019</text:p>
      <text:p text:style-name="P7"/>
      <text:p text:style-name="P5">IEEE Xplore Digital: <text:span text:style-name="T4">225</text:span></text:p>
      <text:p text:style-name="P10">("point cloud" OR "3d face" OR "3d faces" OR "3-d face" OR "3-d faces" OR "three dimensional face" OR "three dimensional faces")</text:p>
      <text:p text:style-name="P10">AND</text:p>
      <text:p text:style-name="P10">("facial" OR "person" OR "individual")</text:p>
      <text:p text:style-name="P10">AND</text:p>
      <text:p text:style-name="P3">("recognition" OR "identification")</text:p>
      <text:p text:style-name="P8"/>
      <text:p text:style-name="P5">ACM Digital Library <text:span text:style-name="T3">(apenas full text collection): 42</text:span></text:p>
      <text:p text:style-name="P11">"query": { ("point cloud" OR "3d face" OR "3d faces" OR "3-d face" OR "3-d faces" OR "three dimensional face" OR "three dimensional faces") AND ("facial" OR "person" OR "individual") AND ("recognition" OR "identification") }</text:p>
      <text:p text:style-name="P11">"filter": {owners.owner=HOSTED}</text:p>
      <text:p text:style-name="P9"/>
      <text:p text:style-name="P5">Scopus: <text:span text:style-name="T4">387</text:span></text:p>
      <text:p text:style-name="P11">TITLE-ABS-KEY ( ( "point cloud" <text:s/>OR <text:s/>"3d face" <text:s/>OR <text:s/>"3d faces" <text:s/>OR <text:s/>"3-d face" <text:s/>OR <text:s/>"3-d faces" <text:s/>OR <text:s/>"three dimensional face" <text:s/>OR <text:s/>"three dimensional faces" ) <text:s/>AND <text:s/>( "facial" <text:s/>OR <text:s/>"person" <text:s/>OR <text:s/>"individual" ) <text:s/>AND <text:s/>( "recognition" <text:s/>OR <text:s/>"identification" ) ) <text:s/>AND <text:s/>( LIMIT-TO ( PUBSTAGE , <text:s/>"final" ) ) <text:s/>AND <text:s/>( LIMIT-TO ( PUBYEAR , <text:s/>2019 ) <text:s/>OR <text:s/>LIMIT-TO ( PUBYEAR , <text:s/>2018 ) <text:s/>OR <text:s/>LIMIT-TO ( PUBYEAR , <text:s/>2017 ) <text:s/>OR <text:s/>LIMIT-TO ( PUBYEAR , <text:s/>2016 ) <text:s/>OR <text:s/>LIMIT-TO ( PUBYEAR , <text:s/>2015 ) ) <text:s/>AND <text:s/>( LIMIT-TO ( DOCTYPE , <text:s/>"cp" ) <text:s/>OR <text:s/>LIMIT-TO ( DOCTYPE , <text:s/>"ar" ) ) <text:s/>AND <text:s/>( LIMIT-TO ( SUBJAREA , <text:s/>"COMP" ) <text:s/>OR <text:s/>LIMIT-TO ( SUBJAREA , <text:s/>"ENGI" ) <text:s/>OR <text:s/>LIMIT-TO ( SUBJAREA , <text:s/>"MATH" ) ) <text:s/>AND <text:s/>( LIMIT-TO ( LANGUAGE , <text:s/>"English" ) ) <text:s/>AND <text:s/>( LIMIT-TO ( SRCTYPE , <text:s/>"p" ) <text:s/>OR <text:s/>LIMIT-TO ( SRCTYPE , <text:s/>"j" ) )</text:p>
      <text:p text:style-name="P9"/>
      <text:p text:style-name="P5">Web of Science: <text:span text:style-name="T4">375</text:span></text:p>
      <text:p text:style-name="P11">("point cloud" OR "3d face" OR "3d faces" OR "3-d face" OR "3-d faces" OR "three dimensional face" OR "three dimensional faces")</text:p>
      <text:p text:style-name="P11">AND</text:p>
      <text:p text:style-name="P11">("facial" OR "person" OR "individual")</text:p>
      <text:p text:style-name="P11">AND</text:p>
      <text:p text:style-name="P11">("recognition" OR "identification")</text:p>
      <text:p text:style-name="P12"><text:span text:style-name="T1"/></text:p>
      <text:p text:style-name="P12"><text:span text:style-name="T1">Total sem duplicados:</text:span> <text:span text:style-name="T6">63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5-04T18:12:31.787433433</dc:date>
    <meta:editing-duration>PT3H54M17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02" meta:character-count="1790" meta:non-whitespace-character-count="1445"/>
  </office:meta>
</office:document-meta>
</file>